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5.974cm" fo:margin-left="-0.191cm" fo:margin-top="0cm" fo:margin-bottom="0cm" style:page-number="auto" table:align="left" fo:background-color="#d0ddef" style:writing-mode="lr-tb">
        <style:background-image/>
      </style:table-properties>
    </style:style>
    <style:style style:name="Tabelle1.A" style:family="table-column">
      <style:table-column-properties style:column-width="11.079cm"/>
    </style:style>
    <style:style style:name="Tabelle1.B" style:family="table-column">
      <style:table-column-properties style:column-width="1.515cm"/>
    </style:style>
    <style:style style:name="Tabelle1.C" style:family="table-column">
      <style:table-column-properties style:column-width="1.676cm"/>
    </style:style>
    <style:style style:name="Tabelle1.D" style:family="table-column">
      <style:table-column-properties style:column-width="1.704cm"/>
    </style:style>
    <style:style style:name="Tabelle1.1" style:family="table-row">
      <style:table-row-properties style:min-row-height="1.005cm" style:keep-together="true" fo:keep-together="auto"/>
    </style:style>
    <style:style style:name="Tabelle1.A1" style:family="table-cell">
      <style:table-cell-properties fo:background-color="#ffffff" fo:padding-left="0.191cm" fo:padding-right="0.191cm" fo:padding-top="0cm" fo:padding-bottom="0cm" fo:border="0.018cm solid #000001">
        <style:background-image/>
      </style:table-cell-properties>
    </style:style>
    <style:style style:name="Tabelle1.2" style:family="table-row">
      <style:table-row-properties style:min-row-height="0.512cm" style:keep-together="true" fo:keep-together="auto"/>
    </style:style>
    <style:style style:name="Tabelle1.A2" style:family="table-cell">
      <style:table-cell-properties fo:background-color="#fbe4d5" fo:padding-left="0.191cm" fo:padding-right="0.191cm" fo:padding-top="0cm" fo:padding-bottom="0cm" fo:border="0.018cm solid #000001">
        <style:background-image/>
      </style:table-cell-properties>
    </style:style>
    <style:style style:name="Tabelle1.4" style:family="table-row">
      <style:table-row-properties style:min-row-height="0.975cm" style:keep-together="true" fo:keep-together="auto"/>
    </style:style>
    <style:style style:name="Tabelle1.8" style:family="table-row">
      <style:table-row-properties style:min-row-height="1.027cm" style:keep-together="true" fo:keep-together="auto"/>
    </style:style>
    <style:style style:name="Tabelle1.11" style:family="table-row">
      <style:table-row-properties style:min-row-height="0.568cm" style:keep-together="true" fo:keep-together="auto"/>
    </style:style>
    <style:style style:name="Tabelle1.16" style:family="table-row">
      <style:table-row-properties style:min-row-height="0.48cm" style:keep-together="true" fo:keep-together="auto"/>
    </style:style>
    <style:style style:name="Tabelle1.20" style:family="table-row">
      <style:table-row-properties style:min-row-height="0.951cm" style:keep-together="true" fo:keep-together="auto"/>
    </style:style>
    <style:style style:name="P1" style:family="paragraph" style:parent-style-name="Header">
      <style:text-properties fo:font-size="16pt" fo:font-weight="bold" style:font-size-asian="16pt"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Standard">Fragen</text:p>
          </table:table-cell>
          <table:table-cell table:style-name="Tabelle1.A1" office:value-type="string">
            <text:p text:style-name="Standard">Positiv</text:p>
          </table:table-cell>
          <table:table-cell table:style-name="Tabelle1.A1" office:value-type="string">
            <text:p text:style-name="Standard">Neutral</text:p>
          </table:table-cell>
          <table:table-cell table:style-name="Tabelle1.A1" office:value-type="string">
            <text:p text:style-name="Standard">Negativ</text:p>
          </table:table-cell>
        </table:table-row>
        <table:table-row table:style-name="Tabelle1.2">
          <table:table-cell table:style-name="Tabelle1.A2" table:number-columns-spanned="4" office:value-type="string">
            <text:p text:style-name="Standard">Freizeit</text:p>
          </table:table-cell>
          <table:covered-table-cell/>
          <table:covered-table-cell/>
          <table:covered-table-cell/>
        </table:table-row>
        <table:table-row table:style-name="Tabelle1.1">
          <table:table-cell table:style-name="Tabelle1.A1" office:value-type="string">
            <text:p text:style-name="Standard">Sollten die Städte Wiesbaden und Rüsselsheim ein größeres Angebot für Freizeitaktivitäten für Studierende schaffen? </text:p>
            <text:p text:style-name="Standard">→ Es wird schon viel in dieser Richtung gemacht, aber da ist immer noch Luft nach oben (vor allem, was Veranstaltungen in Wiesbaden angeht).</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4">
          <table:table-cell table:style-name="Tabelle1.A1" office:value-type="string">
            <text:p text:style-name="Standard">Sollte es eine Schwimmbadflat geben für Rüsselsheim und Wiesbaden?</text:p>
            <text:p text:style-name="Standard">→ Es gibt ja schon Theaterflat, warum also nicht auch mit den Schwimmbädern eine Kooperation eingehen?</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1">
          <table:table-cell table:style-name="Tabelle1.A1" office:value-type="string">
            <text:p text:style-name="Standard">Sollte es ein größeres Angeboten Politische und Kulturelle Events geben? (Ringvorlesungen, Ausstellung, etc.)</text:p>
            <text:p text:style-name="Standard">→ Auch hier gibt es schon einige Angebote (Podiumsdiskussion, Vortragsreihen, Ausstellungen, Museums- und Theaterflat). Mehr davon! Und das auch mehr bewerben, damit die Studierenden die Angebote auch wahrnehmen.</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
          <table:table-cell table:style-name="Tabelle1.A2" table:number-columns-spanned="4" office:value-type="string">
            <text:p text:style-name="Standard">Essen</text:p>
          </table:table-cell>
          <table:covered-table-cell/>
          <table:covered-table-cell/>
          <table:covered-table-cell/>
        </table:table-row>
        <table:table-row table:style-name="Tabelle1.1">
          <table:table-cell table:style-name="Tabelle1.A1" office:value-type="string">
            <text:p text:style-name="Standard">Sollte es ein höheres Angebot geben an veganer und vegetarischer Nahrung?</text:p>
            <text:p text:style-name="Standard">→ Ja, weil das Bewusstsein für Nachhaltigkeit mehr in den Vordergrund gerückt werden sollte und sich viele Menschen vegetarisch und vegan ernähren. Und ganz ehrlich: man braucht auch nicht jeden Tag Fleisch.</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8">
          <table:table-cell table:style-name="Tabelle1.A1" office:value-type="string">
            <text:p text:style-name="Standard">Sollte man Plastiktüten und Mehrwegbecher in den Mensen verbieten?</text:p>
            <text:p text:style-name="Standard">→ Warum haben wir überhaupt noch Plastiktüten?</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
          <table:table-cell table:style-name="Tabelle1.A2" table:number-columns-spanned="4" office:value-type="string">
            <text:p text:style-name="Standard">Gremien</text:p>
          </table:table-cell>
          <table:covered-table-cell/>
          <table:covered-table-cell/>
          <table:covered-table-cell/>
        </table:table-row>
        <table:table-row table:style-name="Tabelle1.2">
          <table:table-cell table:style-name="Tabelle1.A1" office:value-type="string">
            <text:p text:style-name="Standard">Soll es einen gleichen Anteil von Frauen wie Männer in Gremien geben?</text:p>
            <text:p text:style-name="Standard">→ Ich finde jeder, der an Gremienarbeit interessiert ist, sollte mitwirken können. Gleiche Anteile sollten definitiv angestrebt werden, aber wenn es mal nicht so ist, sollte man das Mitwirken keinem aufgrund des Geschlechts verwehren.</text:p>
          </table:table-cell>
          <table:table-cell table:style-name="Tabelle1.A1" office:value-type="string">
            <text:p text:style-name="Standard"/>
          </table:table-cell>
          <table:table-cell table:style-name="Tabelle1.A1" office:value-type="string">
            <text:p text:style-name="Standard">x</text:p>
          </table:table-cell>
          <table:table-cell table:style-name="Tabelle1.A1" office:value-type="string">
            <text:p text:style-name="Standard"/>
          </table:table-cell>
        </table:table-row>
        <table:table-row table:style-name="Tabelle1.11">
          <table:table-cell table:style-name="Tabelle1.A1" office:value-type="string">
            <text:p text:style-name="Standard">Unterstützt du den medialen Ausbau der Gremien?</text:p>
            <text:p text:style-name="Standard">→ Klar, wenn die Gremien auch auf sozialen Netzwerken vertreten sind, kriegen die Leute auch mehr davon mit.</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
          <table:table-cell table:style-name="Tabelle1.A2" table:number-columns-spanned="4" office:value-type="string">
            <text:p text:style-name="Standard">Politik</text:p>
          </table:table-cell>
          <table:covered-table-cell/>
          <table:covered-table-cell/>
          <table:covered-table-cell/>
        </table:table-row>
        <table:table-row table:style-name="Tabelle1.1">
          <table:table-cell table:style-name="Tabelle1.A1" office:value-type="string">
            <text:p text:style-name="Standard">Sollten StuPa und AStA sich politisch mehr für die Interessen der Studierende einsetzen?</text:p>
            <text:p text:style-name="Standard">→ Definitiv, da kann man nach außen hin präsenter werden.</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
          <table:table-cell table:style-name="Tabelle1.A1" office:value-type="string">
            <text:p text:style-name="Standard">Bist du für dem Verbot der Symptomangabe bei den Attesten?</text:p>
            <text:p text:style-name="Standard">→ Schwierig, ich brauchte bis jetzt noch kein Attest. </text:p>
          </table:table-cell>
          <table:table-cell table:style-name="Tabelle1.A1" office:value-type="string">
            <text:p text:style-name="Standard"/>
          </table:table-cell>
          <table:table-cell table:style-name="Tabelle1.A1" office:value-type="string">
            <text:p text:style-name="Standard">x</text:p>
          </table:table-cell>
          <table:table-cell table:style-name="Tabelle1.A1" office:value-type="string">
            <text:p text:style-name="Standard"/>
          </table:table-cell>
        </table:table-row>
        <table:table-row table:style-name="Tabelle1.1">
          <table:table-cell table:style-name="Tabelle1.A1" office:value-type="string">
            <text:p text:style-name="Standard">Sollte es mehr Transparenz zwischen der Hochschule und den Studierenden geben? <text:s/></text:p>
            <text:p text:style-name="Standard"><text:soft-page-break/>→ Auf jeden Fall, Transparenz ist wichtig für die weiter Entwicklung der Zusammenarbeit untereinander.</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16">
          <table:table-cell table:style-name="Tabelle1.A1" office:value-type="string">
            <text:p text:style-name="Standard">Sollte man das Gründen von Hochschulgruppen fördern?</text:p>
            <text:p text:style-name="Standard">→ Hier auch wieder ein Ja. Bestehende Hochschulgruppen fördern und bekannter machen, damit sich daraus vielleicht auch wieder neue entwickeln können.</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
          <table:table-cell table:style-name="Tabelle1.A2" table:number-columns-spanned="4" office:value-type="string">
            <text:p text:style-name="Standard">Mobilität</text:p>
          </table:table-cell>
          <table:covered-table-cell/>
          <table:covered-table-cell/>
          <table:covered-table-cell/>
        </table:table-row>
        <table:table-row table:style-name="Tabelle1.2">
          <table:table-cell table:style-name="Tabelle1.A1" office:value-type="string">
            <text:p text:style-name="Standard">Ausbau von Fahrradstellplätzen und nicht PKW?</text:p>
            <text:p text:style-name="Standard">→ Wenn dadurch auch wirklich ein größerer Teil der Studierenden zum Fahrrad statt zum Auto greift, dann wäre das natürlich auf umweltfreundlicher Ebene erstrebenswert. Aber vielleicht hilft es nicht unbedingt nur mehr Fahrradstellplätze anzubieten, sondern mehr Nextbikestationen, die schnell wieder aufgefüllt werden.</text:p>
          </table:table-cell>
          <table:table-cell table:style-name="Tabelle1.A1" office:value-type="string">
            <text:p text:style-name="Standard"/>
          </table:table-cell>
          <table:table-cell table:style-name="Tabelle1.A1" office:value-type="string">
            <text:p text:style-name="Standard">x</text:p>
          </table:table-cell>
          <table:table-cell table:style-name="Tabelle1.A1" office:value-type="string">
            <text:p text:style-name="Standard"/>
          </table:table-cell>
        </table:table-row>
        <table:table-row table:style-name="Tabelle1.2">
          <table:table-cell table:style-name="Tabelle1.A1" office:value-type="string">
            <text:p text:style-name="Standard">Ausbau Nextbike?</text:p>
            <text:p text:style-name="Standard">→ Mehr Stationen wären schon nett, da ich Nextbike sehr gerne nutze, aber leider öfter mal keine Station in direkter Nähe vorhanden ist oder keine Räder mehr vorhanden sind.</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row table:style-name="Tabelle1.20">
          <table:table-cell table:style-name="Tabelle1.A1" office:value-type="string">
            <text:p text:style-name="Standard">Sollte Das Parkhaus am KSR nur von Studierenden benutzt werden die eine bestimmte Entfernung weg wohnen?</text:p>
            <text:p text:style-name="Standard">→ Nachhaltig richtig gedacht, damit Leute nicht sinnlos mit dem Auto zur Uni fahren. Trotzdem haben manche Projekte, bei denen sie schwer schleppen müssen oder andere sinnvolle Gründe, wodurch andauernd Ausnahmen gemacht werden müssten. Man könnte es ja probeweise einführen und schauen, wie es funktioniert.</text:p>
          </table:table-cell>
          <table:table-cell table:style-name="Tabelle1.A1" office:value-type="string">
            <text:p text:style-name="Standard"/>
          </table:table-cell>
          <table:table-cell table:style-name="Tabelle1.A1" office:value-type="string">
            <text:p text:style-name="Standard"/>
          </table:table-cell>
          <table:table-cell table:style-name="Tabelle1.A1" office:value-type="string">
            <text:p text:style-name="Standard">x</text:p>
          </table:table-cell>
        </table:table-row>
        <table:table-row table:style-name="Tabelle1.2">
          <table:table-cell table:style-name="Tabelle1.A2" table:number-columns-spanned="4" office:value-type="string">
            <text:p text:style-name="Standard">Studienplätze</text:p>
          </table:table-cell>
          <table:covered-table-cell/>
          <table:covered-table-cell/>
          <table:covered-table-cell/>
        </table:table-row>
        <table:table-row table:style-name="Tabelle1.1">
          <table:table-cell table:style-name="Tabelle1.A1" office:value-type="string">
            <text:p text:style-name="Standard">Sollten mehr Studiengänge auf Englisch bzw. International Angeboten werden?</text:p>
            <text:p text:style-name="Standard">→ Meiner Meinung nach ist das wichtig für die Vielfalt unserer Studierendenschaft, so können wir uns auch mit internationalen Hochschulen besser vernetzen. </text:p>
          </table:table-cell>
          <table:table-cell table:style-name="Tabelle1.A1" office:value-type="string">
            <text:p text:style-name="Standard">x</text:p>
          </table:table-cell>
          <table:table-cell table:style-name="Tabelle1.A1" office:value-type="string">
            <text:p text:style-name="Standard"/>
          </table:table-cell>
          <table:table-cell table:style-name="Tabelle1.A1" office:value-type="string">
            <text:p text:style-name="Standard"/>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fo:padding="0cm" fo:border="none" style:text-autospace="ideograph-alpha" style:punctuation-wrap="hanging" style:line-break="strict" style:tab-stop-distance="1.249cm" style:writing-mode="lr-tb"/>
      <style:text-properties style:use-window-font-color="true" style:font-name="Times New Roman" fo:font-size="10pt" fo:language="de" fo:country="DE" style:font-name-asian="Arial Unicode MS"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style:font-name="Calibri" fo:font-size="12pt" style:text-underline-style="none" style:font-name-asian="Calibri1" style:font-size-asian="12pt" style:font-name-complex="Calibri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Kopf-_20_und_20_Fußzeilen" style:display-name="Kopf- und Fußzeilen" style:family="paragraph" style:default-outline-level="" style:list-style-name="">
      <style:paragraph-properties fo:orphans="2" fo:widows="2" style:writing-mode="lr-tb">
        <style:tab-stops>
          <style:tab-stop style:position="15.91cm" style:type="right"/>
        </style:tab-stops>
      </style:paragraph-properties>
      <style:text-properties fo:color="#000000" style:font-name="Helvetica Neue" fo:font-size="12pt" style:font-size-asian="12pt" style:font-name-complex="Arial Unicode MS" style:font-size-complex="12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optekst_20_Char" style:display-name="Koptekst Char" style:family="text" style:parent-style-name="Default_20_Paragraph_20_Font">
      <style:text-properties fo:color="#000000" style:font-name="Calibri" fo:font-size="12pt" style:text-underline-style="none" style:font-name-asian="Calibri1" style:font-size-asian="12pt" style:font-name-complex="Calibri1" style:font-size-complex="12pt"/>
    </style:style>
    <style:style style:name="Voettekst_20_Char" style:display-name="Voettekst Char" style:family="text" style:parent-style-name="Default_20_Paragraph_20_Font">
      <style:text-properties fo:color="#000000" style:font-name="Calibri" fo:font-size="12pt" style:text-underline-style="none" style:font-name-asian="Calibri1" style:font-size-asian="12pt" style:font-name-complex="Calibri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16pt" fo:font-weight="bold" style:font-size-asian="16pt" style:font-weight-asian="bol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26451"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Fragenkatalog zu den StuPa-Wahle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Lorna Bittner</dc:creator>
    <meta:editing-cycles>9</meta:editing-cycles>
    <meta:creation-date>2018-11-01T14:29:00</meta:creation-date>
    <dc:date>2018-11-17T13:06:05.12</dc:date>
    <meta:editing-duration>PT19H11M55S</meta:editing-duration>
    <meta:generator>OpenOffice/4.1.5$Win32 OpenOffice.org_project/415m1$Build-9789</meta:generator>
    <meta:document-statistic meta:table-count="1" meta:image-count="0" meta:object-count="0" meta:page-count="2" meta:paragraph-count="56" meta:word-count="529" meta:character-count="35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